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center" style:may-break-between-rows="false"/>
    </style:style>
    <style:style style:name="Table1.A" style:family="table-column">
      <style:table-column-properties style:column-width="2.2757in" style:rel-column-width="3277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2.2076in" style:rel-column-width="3179*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variant="normal" fo:text-transform="none" style:font-name="Nimbus Roman No9 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margin-top="1.1811in" fo:margin-bottom="0.1965in" loext:contextual-spacing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965in" fo:margin-bottom="0.3937in" loext:contextual-spacing="false" fo:text-align="center" style:justify-single-word="false" fo:text-indent="0in" style:auto-text-indent="false"/>
      <style:text-properties fo:font-variant="small-caps" fo:font-size="16pt" style:text-underline-style="none" style:font-size-asian="16pt" style:font-size-complex="16pt"/>
    </style:style>
    <style:style style:name="P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loext:contextual-spacing="false" fo:text-align="justify" style:justify-single-word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62952" style:font-size-asian="12pt" style:font-size-complex="12pt"/>
    </style:style>
    <style:style style:name="T3" style:family="text">
      <style:text-properties fo:font-size="12pt" style:text-underline-style="none" officeooo:rsid="001646c0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62952" fo:background-color="transparent" loext:char-shading-value="0"/>
    </style:style>
    <style:style style:name="T7" style:family="text">
      <style:text-properties officeooo:rsid="00162952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a de Acuerdo</text:p>
      <text:p text:style-name="P2">En la ciudad de Buenos Aires, el día <text:span text:style-name="T7">XX</text:span><text:span text:style-name="T5"> del mes de </text:span><text:span text:style-name="T6">Marzo</text:span><text:span text:style-name="T5"> de 201</text:span><text:span text:style-name="T6">6</text:span>, se labra la presente acta entre el estudiante Sr. <text:span text:style-name="T7">Luciano C. Natale</text:span> (Nº de padrón 8<text:span text:style-name="T7">6659</text:span>), cursante de la Carrera de Ingeniería en Electrónica, el Ing. Nicolás Alvarez y el Ing. Octavio Alpago, acordando sobre los siguientes puntos:</text:p>
      <text:list xml:id="list5593447820180170910" text:style-name="L1">
        <text:list-item>
          <text:p text:style-name="P6">El Plan de Estudios correspondiente al Ciclo Superior de la carrera del estudiante.</text:p>
        </text:list-item>
        <text:list-item>
          <text:p text:style-name="P7"><text:span text:style-name="T1">La elección del tema “</text:span><text:span text:style-name="T2">Diseño, validación e i</text:span><text:span text:style-name="T1">mplementación de un</text:span><text:span text:style-name="T2">a </text:span><text:span text:style-name="T3">a</text:span><text:span text:style-name="T2">rquitectura RISC</text:span><text:span text:style-name="T4">” como tema de Tesis de Ingeniería.</text:span></text:p>
        </text:list-item>
      </text:list>
      <text:p text:style-name="P1">Firman en conformidad los arriba mencionado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r. <text:span text:style-name="T7">Luciano C. Natal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sist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g. Nicolás Alvare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g. Octavio Alpago</text:p>
          </table:table-cell>
        </table:table-row>
        <table:table-row>
          <table:table-cell table:style-name="Table1.A1" office:value-type="string">
            <text:p text:style-name="P4">Profesor Adjunt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TP. Interino</text:p>
          </table:table-cell>
        </table:table-row>
        <table:table-row>
          <table:table-cell table:style-name="Table1.A1" office:value-type="string">
            <text:p text:style-name="P4">Direc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-Dire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21T17:02:15.059870255</dc:date>
    <meta:editing-duration>PT1H45M1S</meta:editing-duration>
    <meta:editing-cycles>18</meta:editing-cycles>
    <meta:generator>LibreOffice/4.3.7.2$Linux_X86_64 LibreOffice_project/430$Build-2</meta:generator>
    <meta:printed-by>Sebastián </meta:printed-by>
    <meta:print-date>2010-01-11T15:49:15</meta:print-date>
    <dc:creator>Luciano Natale</dc:creator>
    <meta:document-statistic meta:table-count="1" meta:image-count="2" meta:object-count="0" meta:page-count="1" meta:paragraph-count="13" meta:word-count="112" meta:character-count="676" meta:non-whitespace-character-count="579"/>
  </office:meta>
</office:document-meta>
</file>